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6bdc" officeooo:paragraph-rsid="001a6bdc"/>
    </style:style>
    <style:style style:name="P2" style:family="paragraph" style:parent-style-name="Standard">
      <style:text-properties officeooo:rsid="001bdd92" officeooo:paragraph-rsid="001e0164"/>
    </style:style>
    <style:style style:name="P3" style:family="paragraph" style:parent-style-name="Standard">
      <style:text-properties officeooo:rsid="001f899f" officeooo:paragraph-rsid="001f899f"/>
    </style:style>
    <style:style style:name="P4" style:family="paragraph" style:parent-style-name="Standard">
      <style:text-properties officeooo:rsid="001e0164" officeooo:paragraph-rsid="001e0164"/>
    </style:style>
    <style:style style:name="P5" style:family="paragraph" style:parent-style-name="Header">
      <style:paragraph-properties fo:text-align="center" style:justify-single-word="false"/>
    </style:style>
    <style:style style:name="P6" style:family="paragraph" style:parent-style-name="Standard">
      <style:text-properties fo:color="#000000" style:font-name="Liberation Serif" fo:font-size="12pt" officeooo:rsid="00351a8a" officeooo:paragraph-rsid="003696cb" style:font-size-asian="12pt" style:font-size-complex="12pt"/>
    </style:style>
    <style:style style:name="P7" style:family="paragraph" style:parent-style-name="Standard">
      <style:text-properties style:font-name="Liberation Serif" fo:font-size="12pt" officeooo:paragraph-rsid="003bbb8e" style:font-size-asian="12pt" style:font-size-complex="12pt"/>
    </style:style>
    <style:style style:name="P8" style:family="paragraph" style:parent-style-name="Standard">
      <style:text-properties style:font-name="Liberation Serif" fo:font-size="12pt" officeooo:rsid="003bc2dd" officeooo:paragraph-rsid="003bc2dd" style:font-size-asian="12pt" style:font-size-complex="12pt"/>
    </style:style>
    <style:style style:name="P9" style:family="paragraph" style:parent-style-name="Standard">
      <style:text-properties style:font-name="Liberation Serif" officeooo:rsid="002681c4" officeooo:paragraph-rsid="002681c4"/>
    </style:style>
    <style:style style:name="P10" style:family="paragraph" style:parent-style-name="Standard">
      <style:text-properties style:font-name="Liberation Serif" officeooo:rsid="001bdd92" officeooo:paragraph-rsid="001e0164"/>
    </style:style>
    <style:style style:name="P11" style:family="paragraph" style:parent-style-name="Standard">
      <style:text-properties style:font-name="Liberation Serif" officeooo:rsid="001bdd92" officeooo:paragraph-rsid="003bc2dd"/>
    </style:style>
    <style:style style:name="P12" style:family="paragraph" style:parent-style-name="Standard">
      <style:text-properties style:font-name="Liberation Serif" fo:font-weight="bold" officeooo:rsid="001f899f" officeooo:paragraph-rsid="001f899f" style:font-weight-asian="bold" style:font-weight-complex="bold"/>
    </style:style>
    <style:style style:name="P13" style:family="paragraph" style:parent-style-name="Standard">
      <style:text-properties style:font-name="Liberation Serif" fo:font-weight="bold" officeooo:rsid="00250df9" officeooo:paragraph-rsid="00250df9" style:font-weight-asian="bold" style:font-weight-complex="bold"/>
    </style:style>
    <style:style style:name="P14" style:family="paragraph" style:parent-style-name="Standard">
      <style:text-properties style:font-name="Liberation Serif" fo:font-weight="bold" officeooo:rsid="00272438" officeooo:paragraph-rsid="00272438" style:font-weight-asian="bold" style:font-weight-complex="bold"/>
    </style:style>
    <style:style style:name="P15" style:family="paragraph" style:parent-style-name="Standard">
      <style:text-properties style:font-name="Liberation Serif" fo:font-weight="bold" officeooo:rsid="002d4676" officeooo:paragraph-rsid="002ba6e7" style:font-weight-asian="bold" style:font-weight-complex="bold"/>
    </style:style>
    <style:style style:name="P16" style:family="paragraph" style:parent-style-name="Standard">
      <style:text-properties style:font-name="Liberation Serif" fo:font-weight="bold" officeooo:rsid="003bc2dd" officeooo:paragraph-rsid="003bc2dd" style:font-weight-asian="bold" style:font-weight-complex="bold"/>
    </style:style>
    <style:style style:name="P17" style:family="paragraph" style:parent-style-name="Standard">
      <style:text-properties style:font-name="Liberation Serif" fo:font-weight="bold" officeooo:rsid="002681c4" officeooo:paragraph-rsid="002681c4" style:font-weight-asian="bold" style:font-weight-complex="bold"/>
    </style:style>
    <style:style style:name="P18" style:family="paragraph" style:parent-style-name="Standard">
      <style:text-properties style:font-name="Liberation Serif" fo:font-weight="bold" officeooo:rsid="002973a5" officeooo:paragraph-rsid="002973a5" style:font-weight-asian="bold" style:font-weight-complex="bold"/>
    </style:style>
    <style:style style:name="P19" style:family="paragraph" style:parent-style-name="Standard">
      <style:text-properties style:font-name="Liberation Serif" officeooo:rsid="001f899f" officeooo:paragraph-rsid="001f899f"/>
    </style:style>
    <style:style style:name="P20" style:family="paragraph" style:parent-style-name="Standard">
      <style:text-properties style:font-name="Liberation Serif" officeooo:paragraph-rsid="003bc2dd"/>
    </style:style>
    <style:style style:name="P21" style:family="paragraph" style:parent-style-name="Standard">
      <style:text-properties style:font-name="Liberation Serif" officeooo:paragraph-rsid="001f9315"/>
    </style:style>
    <style:style style:name="P22" style:family="paragraph" style:parent-style-name="Standard">
      <style:text-properties style:font-name="Liberation Serif" officeooo:rsid="0022a209" officeooo:paragraph-rsid="003bbb8e"/>
    </style:style>
    <style:style style:name="P23" style:family="paragraph" style:parent-style-name="Standard">
      <style:text-properties style:font-name="Liberation Serif" officeooo:rsid="0020afae" officeooo:paragraph-rsid="0020afae"/>
    </style:style>
    <style:style style:name="P24" style:family="paragraph" style:parent-style-name="Standard">
      <style:text-properties style:font-name="Liberation Serif" officeooo:paragraph-rsid="00272438"/>
    </style:style>
    <style:style style:name="P25" style:family="paragraph" style:parent-style-name="Standard">
      <style:text-properties style:font-name="Liberation Serif" fo:font-weight="normal" officeooo:rsid="0028d495" officeooo:paragraph-rsid="00272438" style:font-weight-asian="normal" style:font-weight-complex="normal"/>
    </style:style>
    <style:style style:name="P26" style:family="paragraph" style:parent-style-name="Standard">
      <style:text-properties style:font-name="Liberation Serif" fo:font-weight="normal" officeooo:rsid="002d4676" officeooo:paragraph-rsid="002ba6e7" style:font-weight-asian="normal" style:font-weight-complex="normal"/>
    </style:style>
    <style:style style:name="P27" style:family="paragraph" style:parent-style-name="Standard">
      <style:text-properties style:font-name="Liberation Serif" fo:font-weight="normal" officeooo:rsid="003bc2dd" officeooo:paragraph-rsid="003bc2dd" style:font-weight-asian="normal" style:font-weight-complex="normal"/>
    </style:style>
    <style:style style:name="P28" style:family="paragraph" style:parent-style-name="Standard">
      <style:text-properties style:font-name="Liberation Serif" officeooo:paragraph-rsid="0030b7fc"/>
    </style:style>
    <style:style style:name="P29" style:family="paragraph" style:parent-style-name="Standard">
      <style:text-properties style:font-name="Liberation Serif" officeooo:rsid="002d4676" officeooo:paragraph-rsid="002d4676"/>
    </style:style>
    <style:style style:name="P30" style:family="paragraph" style:parent-style-name="Standard">
      <style:text-properties style:font-name="Liberation Serif" officeooo:rsid="002973a5" officeooo:paragraph-rsid="002973a5"/>
    </style:style>
    <style:style style:name="T1" style:family="text">
      <style:text-properties officeooo:rsid="001c6b92"/>
    </style:style>
    <style:style style:name="T2" style:family="text">
      <style:text-properties officeooo:rsid="001cb0a3"/>
    </style:style>
    <style:style style:name="T3" style:family="text">
      <style:text-properties officeooo:rsid="001e0164"/>
    </style:style>
    <style:style style:name="T4" style:family="text">
      <style:text-properties officeooo:rsid="001f899f"/>
    </style:style>
    <style:style style:name="T5" style:family="text">
      <style:text-properties officeooo:rsid="001f9315"/>
    </style:style>
    <style:style style:name="T6" style:family="text">
      <style:text-properties officeooo:rsid="0022a209"/>
    </style:style>
    <style:style style:name="T7" style:family="text">
      <style:text-properties officeooo:rsid="00239274"/>
    </style:style>
    <style:style style:name="T8" style:family="text">
      <style:text-properties officeooo:rsid="00239b9e"/>
    </style:style>
    <style:style style:name="T9" style:family="text">
      <style:text-properties officeooo:rsid="002495bc"/>
    </style:style>
    <style:style style:name="T10" style:family="text">
      <style:text-properties fo:font-weight="normal" style:font-weight-asian="normal" style:font-weight-complex="normal"/>
    </style:style>
    <style:style style:name="T11" style:family="text">
      <style:text-properties fo:font-weight="normal" officeooo:rsid="001cb0a3" style:font-weight-asian="normal" style:font-weight-complex="normal"/>
    </style:style>
    <style:style style:name="T12" style:family="text">
      <style:text-properties fo:font-weight="normal" officeooo:rsid="00272438" style:font-weight-asian="normal" style:font-weight-complex="normal"/>
    </style:style>
    <style:style style:name="T13" style:family="text">
      <style:text-properties fo:font-weight="normal" officeooo:rsid="0027f925" style:font-weight-asian="normal" style:font-weight-complex="normal"/>
    </style:style>
    <style:style style:name="T14" style:family="text">
      <style:text-properties fo:font-weight="normal" officeooo:rsid="0028d495" style:font-weight-asian="normal" style:font-weight-complex="normal"/>
    </style:style>
    <style:style style:name="T15" style:family="text">
      <style:text-properties fo:font-weight="normal" officeooo:rsid="002ba6e7" style:font-weight-asian="normal" style:font-weight-complex="normal"/>
    </style:style>
    <style:style style:name="T16" style:family="text">
      <style:text-properties fo:font-weight="normal" officeooo:rsid="002d4676" style:font-weight-asian="normal" style:font-weight-complex="normal"/>
    </style:style>
    <style:style style:name="T17" style:family="text">
      <style:text-properties fo:font-weight="normal" officeooo:rsid="0030b7fc" style:font-weight-asian="normal" style:font-weight-complex="normal"/>
    </style:style>
    <style:style style:name="T18" style:family="text">
      <style:text-properties fo:font-weight="normal" officeooo:rsid="002b07b1" style:font-weight-asian="normal" style:font-weight-complex="normal"/>
    </style:style>
    <style:style style:name="T19" style:family="text">
      <style:text-properties fo:font-weight="normal" officeooo:rsid="003bbb8e" style:font-weight-asian="normal" style:font-weight-complex="normal"/>
    </style:style>
    <style:style style:name="T20" style:family="text">
      <style:text-properties fo:font-weight="bold" style:font-weight-asian="bold" style:font-weight-complex="bold"/>
    </style:style>
    <style:style style:name="T21" style:family="text">
      <style:text-properties officeooo:rsid="003473fd"/>
    </style:style>
    <style:style style:name="T22" style:family="text">
      <style:text-properties fo:color="#000000" officeooo:rsid="00351a8a"/>
    </style:style>
    <style:style style:name="T23" style:family="text">
      <style:text-properties fo:color="#000000" officeooo:rsid="0037d037"/>
    </style:style>
    <style:style style:name="T24" style:family="text">
      <style:text-properties fo:color="#000000" officeooo:rsid="0039d369"/>
    </style:style>
    <style:style style:name="T25" style:family="text">
      <style:text-properties fo:color="#000000" officeooo:rsid="0020afae"/>
    </style:style>
    <style:style style:name="T26" style:family="text">
      <style:text-properties fo:color="#000000" fo:font-weight="bold" officeooo:rsid="00250df9" style:font-weight-asian="bold" style:font-weight-complex="bold"/>
    </style:style>
    <style:style style:name="T27" style:family="text">
      <style:text-properties fo:color="#000000" fo:font-weight="bold" officeooo:rsid="002681c4" style:font-weight-asian="bold" style:font-weight-complex="bold"/>
    </style:style>
    <style:style style:name="T28" style:family="text">
      <style:text-properties fo:color="#000000" fo:font-weight="normal" officeooo:rsid="0039d369" style:font-weight-asian="normal" style:font-weight-complex="normal"/>
    </style:style>
    <style:style style:name="T29" style:family="text">
      <style:text-properties fo:color="#000000" fo:font-weight="normal" officeooo:rsid="003bbb8e" style:font-weight-asian="normal" style:font-weight-complex="normal"/>
    </style:style>
    <style:style style:name="T30" style:family="text">
      <style:text-properties fo:color="#000000" fo:font-weight="normal" officeooo:rsid="00250df9" style:font-weight-asian="normal" style:font-weight-complex="normal"/>
    </style:style>
    <style:style style:name="T31" style:family="text">
      <style:text-properties fo:color="#000000" fo:font-weight="normal" officeooo:rsid="002681c4" style:font-weight-asian="normal" style:font-weight-complex="normal"/>
    </style:style>
    <style:style style:name="T32" style:family="text">
      <style:text-properties fo:color="#000000" officeooo:rsid="003bc2dd"/>
    </style:style>
    <style:style style:name="T33" style:family="text">
      <style:text-properties fo:color="#000000" fo:font-size="12pt" officeooo:rsid="00351a8a" style:font-size-asian="12pt" style:font-size-complex="12pt"/>
    </style:style>
    <style:style style:name="T34" style:family="text">
      <style:text-properties fo:color="#000000" fo:font-size="12pt" officeooo:rsid="003696cb" style:font-size-asian="12pt" style:font-size-complex="12pt"/>
    </style:style>
    <style:style style:name="T35" style:family="text">
      <style:text-properties fo:color="#000000" fo:font-size="12pt" officeooo:rsid="003bc2dd" style:font-size-asian="12pt" style:font-size-complex="12pt"/>
    </style:style>
    <style:style style:name="T36" style:family="text">
      <style:text-properties fo:color="#000000" fo:font-size="12pt" officeooo:rsid="0039d369" style:font-size-asian="12pt" style:font-size-complex="12pt"/>
    </style:style>
    <style:style style:name="T37" style:family="text">
      <style:text-properties fo:color="#000000" fo:font-size="12pt" fo:font-weight="normal" officeooo:rsid="003bbb8e" style:font-size-asian="12pt" style:font-weight-asian="normal" style:font-size-complex="12pt" style:font-weight-complex="normal"/>
    </style:style>
    <style:style style:name="T38" style:family="text">
      <style:text-properties fo:color="#000000" fo:font-size="12pt" fo:font-weight="normal" officeooo:rsid="002681c4" style:font-size-asian="12pt" style:font-weight-asian="normal" style:font-size-complex="12pt" style:font-weight-complex="normal"/>
    </style:style>
    <style:style style:name="T39" style:family="text">
      <style:text-properties fo:color="#000000" fo:font-size="12pt" fo:font-weight="normal" officeooo:rsid="00250df9" style:font-size-asian="12pt" style:font-weight-asian="normal" style:font-size-complex="12pt" style:font-weight-complex="normal"/>
    </style:style>
    <style:style style:name="T40" style:family="text">
      <style:text-properties fo:color="#000000" fo:font-size="12pt" fo:font-weight="normal" officeooo:rsid="003bc2dd" style:font-size-asian="12pt" style:font-weight-asian="normal" style:font-size-complex="12pt" style:font-weight-complex="normal"/>
    </style:style>
    <style:style style:name="T41" style:family="text">
      <style:text-properties fo:color="#000000" fo:font-size="12pt" fo:font-weight="normal" officeooo:rsid="003bc2dd" style:font-weight-asian="normal" style:font-weight-complex="normal"/>
    </style:style>
    <style:style style:name="T42" style:family="text">
      <style:text-properties officeooo:rsid="0039d369"/>
    </style:style>
    <style:style style:name="T43" style:family="text">
      <style:text-properties fo:font-size="12pt" officeooo:rsid="003473fd" style:font-size-asian="12pt" style:font-size-complex="12pt"/>
    </style:style>
    <style:style style:name="T44" style:family="text">
      <style:text-properties fo:font-size="12pt" officeooo:rsid="00351a8a" style:font-size-asian="12pt" style:font-size-complex="12pt"/>
    </style:style>
    <style:style style:name="T45" style:family="text">
      <style:text-properties fo:font-size="12pt" officeooo:rsid="0039d369" style:font-size-asian="12pt" style:font-size-complex="12pt"/>
    </style:style>
    <style:style style:name="T46" style:family="text">
      <style:text-properties fo:font-size="12pt" officeooo:rsid="003bc2dd" style:font-size-asian="12pt" style:font-size-complex="12pt"/>
    </style:style>
    <style:style style:name="T47" style:family="text">
      <style:text-properties fo:font-size="12pt" officeooo:rsid="001f9315" style:font-size-asian="12pt" style:font-size-complex="12pt"/>
    </style:style>
    <style:style style:name="T48" style:family="text">
      <style:text-properties officeooo:rsid="003bbb8e"/>
    </style:style>
    <style:style style:name="T49" style:family="text">
      <style:text-properties officeooo:rsid="003bc2dd"/>
    </style:style>
    <style:style style:name="T50" style:family="text">
      <style:text-properties officeooo:rsid="00335b6d"/>
    </style:style>
    <style:style style:name="T51" style:family="text">
      <style:text-properties fo:font-size="16pt" fo:font-weight="bold" style:font-size-asian="16pt" style:font-weight-asian="bold" style:font-size-complex="16pt" style:font-weight-complex="bol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51">REAL-TIME MUSICAL PREDICTION TO COMPENSATE FOR TIME DELAYS</text:span></text:p>
      <text:p text:style-name="P8"><text:span text:style-name="T20"/></text:p>
      <text:p text:style-name="P8"><text:span text:style-name="T20">Summary:</text:span></text:p>
      <text:p text:style-name="P10"/>
      <text:p text:style-name="P11">Variational <text:s/>sequential auto-encoders <text:span text:style-name="T1">will allow us to predict sequences cross-performer in advance and to communicate these to the other participants. </text:span><text:span text:style-name="T11">Merging variational sequence encoders in their variational space will enable us to parametrise sequences and deliver them to other participants removing the time delay between performers created by telecommunication. </text:span><text:span text:style-name="T2">Additional auto-</text:span><text:span text:style-name="T3">encoders can be called upon when lyrical content is being transmitted so that this can be assessed using natural language processing. We will essentially be creating a Hidden Markov chain, <text:s/>which predicts subsequent stages in a sequence of played or sung audio signals. </text:span><text:span text:style-name="T4">Performers will then be interacting with the sound that they themselves are producing mixed with the algorithm’s predictions of the sound created by performers delivered in such a way that short internet telecommunication delay’s (lag) are mitigated. <text:s/></text:span></text:p>
      <text:p text:style-name="P11"/>
      <text:p text:style-name="P11"><text:span text:style-name="T49">The core concept of this model will involve the use of a merged variational-autoencoder, generative adversarial network scheme. <text:s/></text:span></text:p>
      <text:p text:style-name="P10"/>
      <text:p text:style-name="P12">Plan of action:</text:p>
      <text:p text:style-name="P19"/>
      <text:p text:style-name="P20"><text:span text:style-name="T50">Initially I had thought that </text:span><text:span text:style-name="T21">we might go about borrowing </text:span><text:span text:style-name="T49">pipeline form</text:span><text:span text:style-name="T21"> from our auditory stuttering work </text:span><text:span text:style-name="T43">and profiling a battery of possible features that could </text:span><text:span text:style-name="T44">be predictive of musical form against a concrete auto-encoder designed to select orthogonal features that maximise variance. However, on advice from MS about the complexity of music, I thought that a superior scheme would be to pre-encode our time-series using an autoencoder scheme</text:span><text:span text:style-name="T33"> like SeqVAE</text:span><text:span text:style-name="T44"> <text:s/></text:span><text:span text:style-name="T45">(COMPRESS-</text:span><text:span text:style-name="T46">V</text:span><text:span text:style-name="T45">AE)</text:span><text:span text:style-name="T44"> to compress musical grammar and form into a latent space. </text:span><text:span text:style-name="T47"><text:s/></text:span><text:span text:style-name="T33">This will be a variational autoencoder and our sequence will be the code read from the latents. <text:s/></text:span><text:span text:style-name="T34">The autoencoder should be variational as </text:span><text:span text:style-name="T35">though</text:span><text:span text:style-name="T34"> we require <text:s/>a one-to-one mapping </text:span><text:span text:style-name="T35">we will need to sample from the latent dimension of the variational auto-encoder and pass this on to the decoder</text:span><text:span text:style-name="T34">. (</text:span><text:span text:style-name="T33">The dimensionality of this latent space should allow for unique-encoding and high-quality reproduction of any pattern of sound.</text:span><text:span text:style-name="T34">)</text:span></text:p>
      <text:p text:style-name="P6"/>
      <text:p text:style-name="P7"><text:span text:style-name="T22">We </text:span><text:span text:style-name="T23">will then</text:span><text:span text:style-name="T22"> use </text:span><text:span text:style-name="T32">another instance of SeqVAE</text:span><text:span text:style-name="T22"> </text:span><text:span text:style-name="T24">(GROUP-VAE-GAN)</text:span><text:span text:style-name="T22"> to merge GAN and VAEs to learn efficient sequences. </text:span><text:span text:style-name="T23">We will t</text:span><text:span text:style-name="T22">rain it on the representations <text:s/></text:span><text:span text:style-name="T24">encoded in the</text:span><text:span text:style-name="T22"> latents </text:span><text:span text:style-name="T24">produced by autoencoder (COMPRESS-</text:span><text:span text:style-name="T32">V</text:span><text:span text:style-name="T24">AE). Parts for all players will be co-predicted in the code that our (GROUP-VAE-GAN) learned with the latent dimensions of this autoencoder dependent on the number of musicians. We may use a modified form of the GAN to provide an additional loss policy, operative post-generic training of the network, which persists during the performance. </text:span><text:span text:style-name="T28">It </text:span><text:span text:style-name="T29">would</text:span><text:span text:style-name="T28"> make sense to allow sequence length to vary within this algorithm and to tie this to the policy </text:span><text:span text:style-name="T29">c</text:span><text:span text:style-name="T30">reating auto-encoders with fewer layers to predict fewer steps ahead </text:span><text:span text:style-name="T31">and enabling switch out to compensate for lag differences and performance.</text:span><text:span text:style-name="T27"> </text:span><text:span text:style-name="T26"><text:s/></text:span><text:span text:style-name="T27"><text:s/></text:span><text:span text:style-name="T25">Massive amounts of data will be necessary to train these algorithms. I suggest hitting up every public repository in the first instance.</text:span></text:p>
      <text:p text:style-name="P21"><text:span text:style-name="T5"><text:s/></text:span></text:p>
      <text:p text:style-name="P22">We will <text:span text:style-name="T48">subsequently</text:span> adapt the algorithm for each <text:s/><text:span text:style-name="T7">participant to account for their own style </text:span><text:span text:style-name="T42">(SINGLE</text:span><text:span text:style-name="T36">-VAE-GAN</text:span><text:span text:style-name="T42">)</text:span><text:span text:style-name="T7">. I suggest that we do so by producing recurrent neural networks that adapt predicted signal based on the participants own performance. These models will then be chained with the generic variational autoencoder scheme and used to perturb sequences generated by this. </text:span><text:span text:style-name="T48">I </text:span><text:span text:style-name="T7"><text:s/>suggest that in order to do this we look for participants with 100 hours of live music, we then </text:span><text:span text:style-name="T8">use a GAN to generate further music to train the </text:span><text:span text:style-name="T9">player specific network with and use this to train this network until sequences generated by the generic variational auto-encoder are perturbed to match </text:span><text:soft-page-break/><text:span text:style-name="T9">with the music produced by the player with acceptable accuracy. <text:s/></text:span><text:span text:style-name="T19">Again, we will allow sequence length to vary as well as using the GAN policy t</text:span><text:span text:style-name="T37">o reduce prediction</text:span><text:span text:style-name="T38"> accuracy </text:span><text:span text:style-name="T37">when necessary </text:span><text:span text:style-name="T39"><text:s/>in order to economise on processing.</text:span></text:p>
      <text:p text:style-name="P22"><text:span text:style-name="T39"/></text:p>
      <text:p text:style-name="P22"><text:span text:style-name="T39">Th</text:span><text:span text:style-name="T37">e output of (SINGLE-VAE-GAN)</text:span><text:span text:style-name="T39"> is still in our coded expression so to convert it back we need to pass it through the decoder of our auto-encoder, </text:span><text:span text:style-name="T40">via a sampler tied to the latent space. </text:span></text:p>
      <text:p text:style-name="P21"/>
      <text:p text:style-name="P23">We would like our algorithm to be able to cope with a second’s lag, but will experiment in the range of half a second to three seconds. <text:span text:style-name="T6">We want to preprocess the data into these features online and so code to do this in an expeditious way shall be devised. </text:span></text:p>
      <text:p text:style-name="P13"/>
      <text:p text:style-name="P14">Singing:</text:p>
      <text:p text:style-name="P14"/>
      <text:p text:style-name="P24"><text:span text:style-name="T12">Singing will trigger an</text:span><text:span text:style-name="T19"> amended </text:span><text:span text:style-name="T12"><text:s/>additional variational sequence auto-encoder </text:span><text:span text:style-name="T19">(SING-GROUP-VAE-GAN)</text:span><text:span text:style-name="T12"> designed to cope with lyrical content </text:span><text:span text:style-name="T13">and tied to the variational space </text:span><text:span text:style-name="T12">with text to speech built off this and passed on to the user’s individual trained algorithm. </text:span><text:span text:style-name="T14">This autoencoder will be formed in a similar way to the non-lyrical autoencoders. </text:span></text:p>
      <text:p text:style-name="P25"/>
      <text:p text:style-name="P28"><text:span text:style-name="T14">I </text:span><text:span text:style-name="T18">plan on passing a vast amount of lyrical content through neural network</text:span><text:span text:style-name="T17">s</text:span><text:span text:style-name="T18">. Prototyping should be done by creating networks capable of generating complex rap lyrics </text:span><text:span text:style-name="T15">using a vast corpus and </text:span><text:span text:style-name="T17">a generative adversarial scheme</text:span><text:span text:style-name="T18">.</text:span><text:span text:style-name="T15">Singing </text:span><text:span text:style-name="T16">prediction </text:span><text:span text:style-name="T15">is probably the hardest task </text:span><text:span text:style-name="T16">due to lexical complications</text:span><text:span text:style-name="T15"> but I think lag demands mean that single </text:span><text:span text:style-name="T16">word</text:span><text:span text:style-name="T15"> prediction should be sufficient </text:span><text:span text:style-name="T16">as we may only need to explain the variance that the lexical contribution of a single syllable contributes to a sung note. <text:s/></text:span></text:p>
      <text:p text:style-name="P26"/>
      <text:p text:style-name="P29"><text:span text:style-name="T10">This work will later be used to inform the speech-over-internet work that we plan on doing and will tie into our stuttering work. I think that the MOD may be interested in assisting here.</text:span></text:p>
      <text:p text:style-name="P15"/>
      <text:p text:style-name="P16">Producing a coherent pipeline:</text:p>
      <text:p text:style-name="P27"/>
      <text:p text:style-name="P20"><text:span text:style-name="T41">I will create a TFX batch pipeline to take our code from start to finish. Progressive integration of the SeqVAE algorithms into a single network will be possible in this fashion. </text:span></text:p>
      <text:p text:style-name="P26"/>
      <text:p text:style-name="P17">Business Model:</text:p>
      <text:p text:style-name="P17"/>
      <text:p text:style-name="P9"><text:span text:style-name="T10">A subscription service for users should be possible where we enable users to jam in real time. We will combine modelling of user idiosyncrasies with generic modelling of music to produce a pipeline that switches out components to compensate for lag. </text:span><text:span text:style-name="T12">We will offer this technology up to zoom etc.</text:span></text:p>
      <text:p text:style-name="P30"/>
      <text:p text:style-name="P18">Mark Green</text:p>
      <text:p text:style-name="P3"/>
      <text:p text:style-name="P2"/>
      <text:p text:style-name="P2"/>
      <text:p text:style-name="P2"/>
      <text:p text:style-name="P4"><text:s/></text:p>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date style:data-style-name="N37" text:date-value="2022-07-26T14:26:23.035150542" text:fixed="true">26/07/22</text:dat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22T15:52:42.460261856</meta:creation-date>
    <dc:date>2022-07-26T14:26:32.992395505</dc:date>
    <meta:editing-duration>PT55M19S</meta:editing-duration>
    <meta:editing-cycles>11</meta:editing-cycles>
    <meta:generator>LibreOffice/6.4.7.2$Linux_X86_64 LibreOffice_project/40$Build-2</meta:generator>
    <meta:document-statistic meta:table-count="0" meta:image-count="0" meta:object-count="0" meta:page-count="2" meta:paragraph-count="22" meta:word-count="945" meta:character-count="5934" meta:non-whitespace-character-count="4983"/>
  </office:meta>
</office:document-meta>
</file>